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draw:fill-color="#000000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svg:stroke-color="#111111" draw:fill="none" draw:textarea-horizontal-align="justify" draw:textarea-vertical-align="middle" draw:auto-grow-height="false" fo:min-height="3.074cm" fo:min-width="2.8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標準">
        <draw:g>
          <draw:line draw:style-name="gr1" draw:text-style-name="P1" draw:layer="layout" svg:x1="12cm" svg:y1="7cm" svg:x2="15cm" svg:y2="7cm">
            <text:p/>
          </draw:line>
          <draw:line draw:style-name="gr1" draw:text-style-name="P1" draw:layer="layout" svg:x1="12cm" svg:y1="7cm" svg:x2="14.989cm" svg:y2="6.739cm">
            <text:p/>
          </draw:line>
        </draw:g>
        <draw:g>
          <draw:line draw:style-name="gr1" draw:text-style-name="P1" draw:layer="layout" svg:x1="12cm" svg:y1="7cm" svg:x2="12cm" svg:y2="4cm">
            <text:p/>
          </draw:line>
          <draw:line draw:style-name="gr1" draw:text-style-name="P1" draw:layer="layout" svg:x1="12cm" svg:y1="7cm" svg:x2="11.739cm" svg:y2="4.011cm">
            <text:p/>
          </draw:line>
        </draw:g>
        <draw:g>
          <draw:custom-shape draw:style-name="gr2" draw:text-style-name="P2" draw:layer="layout" svg:width="5cm" svg:height="5cm" svg:x="3cm" svg:y="9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2.604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2.296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2.08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.978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.978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2.08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2.296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2.604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3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3.472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4.006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4.58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5.192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5.808cm 15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6.415cm 14.9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6.994cm 14.7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7.526cm 14.3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8cm 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8.396cm 13.5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8.704cm 12.9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8.915cm 12.41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9.022cm 11.80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9.022cm 11.19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8.915cm 10.5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8.704cm 10.00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8.396cm 9.47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8cm 9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7.528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6.994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6.41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5.808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5.192cm 7.97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4.585cm 8.08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4.006cm 8.29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3.472cm 8.60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3" draw:text-style-name="P3" draw:layer="layout" svg:width="0.8cm" svg:height="0.8cm" svg:x="5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cm" svg:y1="11.5cm" svg:x2="9cm" svg:y2="11.5cm">
            <text:p/>
          </draw:line>
          <draw:line draw:style-name="gr1" draw:text-style-name="P1" draw:layer="layout" svg:x1="5.5cm" svg:y1="8cm" svg:x2="5.5cm" svg:y2="15cm">
            <text:p/>
          </draw:line>
        </draw:g>
        <draw:g>
          <draw:custom-shape draw:style-name="gr2" draw:text-style-name="P2" draw:layer="layout" svg:width="5cm" svg:height="5cm" svg:x="11.022cm" svg:y="9.022cm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174532925199433) translate (10.626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349065850398866) translate (10.318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523598775598299) translate (10.10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698131700797732) translate (10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0.872664625997165) translate (10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0471975511966) translate (10.10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22173047639603) translate (10.318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39626340159546) translate (10.626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5707963267949) translate (11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74532925199433) translate (11.494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1.91986217719376) translate (12.028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0943951023932) translate (12.60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26892802759263) translate (13.214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44346095279206) translate (13.83cm 15.04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61799387799149) translate (14.437cm 14.9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79252680319093) translate (15.016cm 14.7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2.96705972839036) translate (15.548cm 14.4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3.14159265358979) translate (16.022cm 14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96705972839036) translate (16.418cm 13.55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79252680319093) translate (16.726cm 13.01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61799387799149) translate (16.937cm 12.43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44346095279206) translate (17.044cm 11.83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26892802759263) translate (17.044cm 11.21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2.0943951023932) translate (16.937cm 10.6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91986217719376) translate (16.726cm 10.02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74532925199433) translate (16.418cm 9.494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5707963267949) translate (16.022cm 9.022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39626340159546) translate (15.55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22173047639603) translate (15.016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1.0471975511966) translate (14.43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872664625997165) translate (13.83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698131700797732) translate (13.214cm 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523598775598299) translate (12.607cm 8.107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349065850398867) translate (12.028cm 8.318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5cm" svg:height="5cm" draw:transform="rotate (-0.174532925199433) translate (11.494cm 8.626cm)">
            <text:p/>
            <draw:enhanced-geometry draw:glue-point-type="segments" draw:type="mso-spt100" draw:modifiers="-90 -95.01993086202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4" draw:text-style-name="P3" draw:layer="layout" svg:width="1.2cm" svg:height="1.2cm" svg:x="12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0.022cm" svg:y1="11.522cm" svg:x2="17.022cm" svg:y2="11.522cm">
            <text:p/>
          </draw:line>
          <draw:line draw:style-name="gr1" draw:text-style-name="P1" draw:layer="layout" svg:x1="13.522cm" svg:y1="8.022cm" svg:x2="13.522cm" svg:y2="15.022cm">
            <text:p/>
          </draw:line>
        </draw:g>
        <draw:custom-shape draw:style-name="gr3" draw:text-style-name="P3" draw:layer="layout" svg:width="0.8cm" svg:height="0.8cm" svg:x="5.122cm" svg:y="19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4.7cm" svg:x="11.172cm" svg:y="9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3T11:51:03.789000000</meta:creation-date>
    <dc:date>2024-06-17T16:27:05.952000000</dc:date>
    <meta:editing-duration>PT21H46M3S</meta:editing-duration>
    <meta:editing-cycles>8</meta:editing-cycles>
    <meta:generator>LibreOffice/7.0.5.2$Windows_X86_64 LibreOffice_project/64390860c6cd0aca4beafafcfd84613dd9dfb63a</meta:generator>
    <meta:document-statistic meta:object-count="90"/>
  </office:meta>
</office:document-meta>
</file>